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ahs" svg:font-family="Aah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rman Participants" svg:font-family="'German Participants'" style:font-adornments="Standard"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table:align="margin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table:align="margin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table:align="margin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table:align="margin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A1" style:family="table-cell">
      <style:table-cell-properties fo:padding="0.097cm" fo:border-left="0.002cm solid #000000" fo:border-right="none" fo:border-top="0.002cm solid #000000" fo:border-bottom="0.002cm solid #000000"/>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table:align="margin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table:align="margin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table:align="margin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A1" style:family="table-cell">
      <style:table-cell-properties fo:padding="0.097cm" fo:border-left="0.002cm solid #000000" fo:border-right="none" fo:border-top="0.002cm solid #000000" fo:border-bottom="0.002cm solid #000000"/>
    </style:style>
    <style:style style:name="Tabelle8.B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table:align="margin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table:align="margin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table:align="margin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A1" style:family="table-cell">
      <style:table-cell-properties fo:padding="0.097cm" fo:border-left="0.002cm solid #000000" fo:border-right="none" fo:border-top="0.002cm solid #000000" fo:border-bottom="0.002cm solid #000000"/>
    </style:style>
    <style:style style:name="Tabelle11.B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table:align="margin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style>
    <style:style style:name="P2" style:family="paragraph" style:parent-style-name="Footer_20_left">
      <style:paragraph-properties fo:text-align="end" style:justify-single-word="false"/>
    </style:style>
    <style:style style:name="P3" style:family="paragraph" style:parent-style-name="Contents_20_1">
      <style:paragraph-properties>
        <style:tab-stops>
          <style:tab-stop style:position="19.001cm" style:type="right" style:leader-style="dotted" style:leader-text="."/>
        </style:tab-stops>
      </style:paragraph-properties>
    </style:style>
    <style:style style:name="P4" style:family="paragraph" style:parent-style-name="Contents_20_2">
      <style:paragraph-properties>
        <style:tab-stops>
          <style:tab-stop style:position="18.501cm" style:type="right" style:leader-style="dotted" style:leader-text="."/>
        </style:tab-stops>
      </style:paragraph-properties>
    </style:style>
    <style:style style:name="P5" style:family="paragraph" style:parent-style-name="Contents_20_3">
      <style:paragraph-properties>
        <style:tab-stops>
          <style:tab-stop style:position="18.002cm" style:type="right" style:leader-style="dotted" style:leader-text="."/>
        </style:tab-stops>
      </style:paragraph-properties>
    </style:style>
    <style:style style:name="P6" style:family="paragraph" style:parent-style-name="Table_20_Contents">
      <style:text-properties style:font-name="Georgia1" style:font-name-asian="DejaVu Sans" style:font-name-complex="DejaVu Sans"/>
    </style:style>
    <style:style style:name="P7" style:family="paragraph" style:parent-style-name="Table_20_Contents" style:list-style-name="L1">
      <style:text-properties style:font-name="Georgia1" style:font-name-asian="DejaVu Sans" style:font-name-complex="DejaVu Sans"/>
    </style:style>
    <style:style style:name="P8"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9"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10"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11"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2" style:family="paragraph" style:parent-style-name="Text_20_body">
      <style:text-properties style:font-name="Georgia1"/>
    </style:style>
    <style:style style:name="P13" style:family="paragraph" style:parent-style-name="Text_20_body" style:list-style-name="L1">
      <style:text-properties style:font-name="Georgia1"/>
    </style:style>
    <style:style style:name="P14"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15" style:family="paragraph" style:parent-style-name="Text_20_body" style:master-page-name="">
      <style:paragraph-properties style:page-number="auto"/>
    </style:style>
    <style:style style:name="P16" style:family="paragraph" style:parent-style-name="Text_20_body">
      <style:paragraph-properties fo:margin-top="0.423cm" fo:margin-bottom="0.212cm"/>
      <style:text-properties fo:background-color="#ffff00"/>
    </style:style>
    <style:style style:name="P17" style:family="paragraph" style:parent-style-name="Text_20_body" style:master-page-name="">
      <style:paragraph-properties style:page-number="auto"/>
      <style:text-properties style:font-name="Georgia1"/>
    </style:style>
    <style:style style:name="P18" style:family="paragraph" style:parent-style-name="Heading_20_1">
      <style:paragraph-properties fo:break-before="page"/>
    </style:style>
    <style:style style:name="P19" style:family="paragraph" style:parent-style-name="Heading_20_1" style:master-page-name="">
      <style:paragraph-properties style:page-number="auto" fo:break-before="page"/>
    </style:style>
    <style:style style:name="P20" style:family="paragraph" style:parent-style-name="Heading_20_2">
      <style:paragraph-properties fo:margin-top="0.423cm" fo:margin-bottom="0.212cm"/>
      <style:text-properties fo:background-color="transparent"/>
    </style:style>
    <style:style style:name="P21" style:family="paragraph" style:parent-style-name="Heading_20_3">
      <style:text-properties style:font-name="Nimbus Sans L" style:font-name-asian="DejaVu Sans" style:font-name-complex="DejaVu Sans"/>
    </style:style>
    <style:style style:name="P22"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T1" style:family="text">
      <style:text-properties style:font-name="Nimbus Roman No9 L" fo:font-size="12pt" style:font-size-asian="12pt" style:font-size-complex="12pt"/>
    </style:style>
    <style:style style:name="T2" style:family="text">
      <style:text-properties fo:font-size="12pt" style:font-size-asian="12pt" style:font-size-complex="12pt"/>
    </style:style>
    <style:style style:name="T3" style:family="text">
      <style:text-properties style:font-name="Nimbus Sans L" style:font-name-asian="DejaVu Sans" style:font-name-complex="DejaVu Sans"/>
    </style:style>
    <style:style style:name="T4" style:family="text">
      <style:text-properties style:font-name="Nimbus Sans L" fo:background-color="transparent" style:font-name-asian="DejaVu Sans" style:font-name-complex="DejaVu Sans"/>
    </style:style>
    <style:style style:name="T5" style:family="text">
      <style:text-properties fo:background-color="#ffff00"/>
    </style:style>
    <style:style style:name="T6" style:family="text">
      <style:text-properties style:font-name="Courier New"/>
    </style:style>
    <style:style style:name="T7" style:family="text">
      <style:text-properties fo:background-color="transparent"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scription of the TFTASOLVER Algorithms</text:p>
      <text:p text:style-name="Standard"/>
      <text:p text:style-name="Subtitle">Simon J. Schilling</text:p>
      <text:p text:style-name="Subtitle">2008</text:p>
      <text:p text:style-name="Subtitle">Part of the TFTASolver package at tftasolver.berlios.de</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3">1 This Document<text:tab/>2</text:p>
          <text:p text:style-name="P4">1.1 Aim and Audience<text:tab/>2</text:p>
          <text:p text:style-name="P4">1.2 Other Documentation of TFTASolver<text:tab/>2</text:p>
          <text:p text:style-name="P4">1.3 Copyright / License<text:tab/>2</text:p>
          <text:p text:style-name="P4">1.4 Contact to the Author<text:tab/>2</text:p>
          <text:p text:style-name="P3">2 Important Algorithms in TFTASolver<text:tab/>2</text:p>
          <text:p text:style-name="P4">2.1 Functional Description (Overview)<text:tab/>2</text:p>
          <text:p text:style-name="P4">2.2 Unit uTFTALogic<text:tab/>2</text:p>
          <text:p text:style-name="P5">2.2.1 uTFTALogic.SimplificationMainLoop<text:tab/>2</text:p>
          <text:p text:style-name="P5">2.2.2 ANDFalse<text:tab/>2</text:p>
          <text:p text:style-name="P5">2.2.3 &lt;XXX&gt;Split<text:tab/>3</text:p>
          <text:p text:style-name="P5">2.2.4 uTFTALogic.ANDTrue<text:tab/>3</text:p>
          <text:p text:style-name="P5">2.2.5 uTFTALogic.GenericUpdateObject<text:tab/>3</text:p>
          <text:p text:style-name="P5">2.2.6 uTFTALogic.LawOfCompleteness<text:tab/>4</text:p>
          <text:p text:style-name="P5">2.2.7 uTFTALogic.LawOfIdempotency<text:tab/>4</text:p>
          <text:p text:style-name="P5">2.2.8 uTFTALogic.LawOfNonrecurrence<text:tab/>4</text:p>
          <text:p text:style-name="P5">2.2.9 uTFTALogic.NOTFalseTrue<text:tab/>5</text:p>
          <text:p text:style-name="P5">2.2.10 uTFTALogic.NOTNOT<text:tab/>5</text:p>
          <text:p text:style-name="P5">2.2.11 uTFTALogic.ORXORFalse<text:tab/>5</text:p>
          <text:p text:style-name="P5">2.2.12 uTFTALogic.ORXORTrue<text:tab/>5</text:p>
          <text:p text:style-name="P5">2.2.13 uTFTALogic.PANDFalse<text:tab/>6</text:p>
          <text:p text:style-name="P5">2.2.14 uTFTALogic.PANDMultiples<text:tab/>6</text:p>
          <text:p text:style-name="P5">2.2.15 uTFTALogic.PANDPANDTransform<text:tab/>6</text:p>
          <text:p text:style-name="P5">2.2.16 uTFTALogic.SANDFalse<text:tab/>6</text:p>
          <text:p text:style-name="P5">2.2.17 uTFTALogic.SANDPANDTransform<text:tab/>6</text:p>
          <text:p text:style-name="P4">2.3 Unit uTFTAExpression<text:tab/>7</text:p>
          <text:p text:style-name="P4">2.4 Unit uTFTAObject<text:tab/>7</text:p>
          <text:p text:style-name="P4">2.5 Unit uTFTAFormTFTASolver<text:tab/>7</text:p>
        </text:index-body>
      </text:table-of-content>
      <text:p text:style-name="Standard"/>
      <text:h text:style-name="P18"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me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5">(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ti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text:h>
      <text:p text:style-name="Text_20_body">Via Email: <text:span text:style-name="T6">sjschilling (at) gmx (dot) net <text:tab/></text:span><text:tab/></text:p>
      <text:p text:style-name="Text_20_body">Using secure communication via PGP / GPG is highly encouraged. <text:s/></text:p>
      <text:p text:style-name="Text_20_body">Author's GPG-Key-ID: <text:a xlink:type="simple" xlink:href="http://gpg-keyserver.de/pks/lookup?op=get&amp;search=0x050BFC1DC7A9A4BB"><text:span text:style-name="T6">0xC7A9A4BB</text:span></text:a></text:p>
      <text:p text:style-name="P15">More information may be found at the project's homepage at <text:a xlink:type="simple" xlink:href="http://tftasolver.berlios.de/"><text:span text:style-name="T6">http://tftasolver.berlios.de</text:span></text:a>.</text:p>
      <text:h text:style-name="P19" text:outline-level="1">Important Algorithms in TFTASolver</text:h>
      <text:h text:style-name="Heading_20_2" text:outline-level="2">Functional Description (Overview)</text:h>
      <text:h text:style-name="Heading_20_2" text:outline-level="2">Unit uTFTALogic</text:h>
      <text:h text:style-name="Heading_20_3" text:outline-level="3">uTFTALogic.SimplificationMainLoop</text:h>
      <text:p text:style-name="P16"><text:span text:style-name="T3">(TBD)</text:span></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row>
          <table:table-cell table:style-name="Tabelle2.A1" office:value-type="string">
            <text:list xml:id="list1712451643" text:style-name="L1">
              <text:list-header>
                <text:p text:style-name="P8">Explanation</text:p>
              </text:list-header>
            </text:list>
          </table:table-cell>
          <table:table-cell table:style-name="Tabelle2.B1" office:value-type="string">
            <text:list xml:id="list1901336165" text:continue-numbering="true" text:style-name="L1">
              <text:list-header>
                <text:p text:style-name="P8">Example</text:p>
              </text:list-header>
            </text:list>
          </table:table-cell>
        </table:table-row>
        <table:table-row>
          <table:table-cell table:style-name="Tabelle2.A2" office:value-type="string">
            <text:list xml:id="list279561652" text:continue-numbering="true" text:style-name="L1">
              <text:list-item>
                <text:p text:style-name="P13">Check if given term (example ) is of type AND; if not then exit.</text:p>
              </text:list-item>
              <text:list-item>
                <text:p text:style-name="P7">Unset flag.</text:p>
              </text:list-item>
              <text:list-item>
                <text:p text:style-name="P7">For each operand of the given term do: if operand = False, then set flag.</text:p>
              </text:list-item>
            </text:list>
            <text:p text:style-name="P6"/>
            <text:p text:style-name="P6"/>
            <text:list xml:id="list1545370224" text:continue-numbering="true" text:style-name="L1">
              <text:list-item>
                <text:p text:style-name="P7">If flag is set then given term = False</text:p>
              </text:list-item>
              <text:list-item>
                <text:p text:style-name="P7">exit.</text:p>
              </text:list-item>
            </text:list>
          </table:table-cell>
          <table:table-cell table:style-name="Tabelle2.B2" office:value-type="string">
            <text:list xml:id="list1638957378" text:continue-numbering="true" text:style-name="L1">
              <text:list-header>
                <text:p text:style-name="P9">AND[ W,False,Y,Z ]</text:p>
                <text:p text:style-name="P9"/>
                <text:p text:style-name="P9">W &lt;&gt; False → flag = 0,</text:p>
                <text:p text:style-name="P9">False = False → flag = 1, ...</text:p>
                <text:p text:style-name="P9"/>
                <text:p text:style-name="P9">False</text:p>
              </text:list-header>
            </text:list>
          </table:table-cell>
        </table:table-row>
      </table:table>
      <text:h text:style-name="P21" text:outline-level="3">&lt;XXX&gt;Split</text:h>
      <text:p text:style-name="Text_20_body">&lt;XXX&gt; can stand for either of the following: AND, OR, XOR, PAND, SAND.</text:p>
      <text:p text:style-name="Text_20_body">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row>
          <table:table-cell table:style-name="Tabelle1.A1" office:value-type="string">
            <text:list xml:id="list1408815637" text:continue-numbering="true" text:style-name="L1">
              <text:list-header>
                <text:p text:style-name="P8">Explanation</text:p>
              </text:list-header>
            </text:list>
          </table:table-cell>
          <table:table-cell table:style-name="Tabelle1.B1" office:value-type="string">
            <text:list xml:id="list511370570" text:continue-numbering="true" text:style-name="L1">
              <text:list-header>
                <text:p text:style-name="P8">Example</text:p>
              </text:list-header>
            </text:list>
          </table:table-cell>
        </table:table-row>
        <table:table-row>
          <table:table-cell table:style-name="Tabelle1.A2" office:value-type="string">
            <text:list xml:id="list342553752" text:continue-numbering="true" text:style-name="L1">
              <text:list-item>
                <text:p text:style-name="P7">Check if given term (example ) is of type &lt;XXX&gt; and if it has &gt;2 operands; if not then exit.</text:p>
              </text:list-item>
              <text:list-item>
                <text:p text:style-name="P7">Take the first two operands and make tempExpr = &lt;XXX&gt;[ op1,op2 ] </text:p>
              </text:list-item>
              <text:list-item>
                <text:p text:style-name="P7">Check if in EventList there is a event with temporalExpression = tempExpr</text:p>
              </text:list-item>
              <text:list-item>
                <text:p text:style-name="P7">If yes, then tempTerm is a pointer to this existing event, <text:line-break/>else, then tempTerm is created as new TTFTAObject with tempExpr.</text:p>
              </text:list-item>
              <text:list-item>
                <text:p text:style-name="P7">If in given term there are operands left then </text:p>
                <text:list>
                  <text:list-item>
                    <text:p text:style-name="P7">tempExpr = &lt;XXX&gt;[ tempTerm, nextoperand ]</text:p>
                  </text:list-item>
                  <text:list-item>
                    <text:p text:style-name="P7">goto 2.</text:p>
                    <text:p text:style-name="P7">:</text:p>
                    <text:p text:style-name="P7">:</text:p>
                  </text:list-item>
                </text:list>
              </text:list-item>
              <text:list-item>
                <text:p text:style-name="P7">If in given term there are no operands left then exit.</text:p>
              </text:list-item>
            </text:list>
          </table:table-cell>
          <table:table-cell table:style-name="Tabelle1.B2" office:value-type="string">
            <text:list xml:id="list1094186310" text:continue-numbering="true" text:style-name="L1">
              <text:list-header>
                <text:p text:style-name="P9">AND[ W,X,Y,Z ]</text:p>
                <text:p text:style-name="P9"/>
                <text:p text:style-name="P9">AND[ W,X ]</text:p>
                <text:p text:style-name="P9"/>
              </text:list-header>
              <text:list-item>
                <text:p text:style-name="P9"/>
                <text:p text:style-name="P9">AND[ W,X ]</text:p>
                <text:p text:style-name="P9"/>
                <text:p text:style-name="P9">AND[ AND[ W,X ] ,Y ]</text:p>
              </text:list-item>
              <text:list-item>
                <text:p text:style-name="P9">:</text:p>
              </text:list-item>
              <text:list-item>
                <text:p text:style-name="P9">:</text:p>
                <text:p text:style-name="P14">AND[ AND[ AND[ W,X ] ,Y ] ,Z ]</text:p>
              </text:list-item>
            </text:list>
          </table:table-cell>
        </table:table-row>
      </table:table>
      <text:h text:style-name="P22" text:outline-level="3">uTFTALogic.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ext:soft-page-break/>
        <table:table-row>
          <table:table-cell table:style-name="Tabelle6.A1" office:value-type="string">
            <text:list xml:id="list1002315691" text:continue-numbering="true" text:style-name="L1">
              <text:list-header>
                <text:p text:style-name="P8">Explanation</text:p>
              </text:list-header>
            </text:list>
          </table:table-cell>
          <table:table-cell table:style-name="Tabelle6.B1" office:value-type="string">
            <text:list xml:id="list1296510483" text:continue-numbering="true" text:style-name="L1">
              <text:list-header>
                <text:p text:style-name="P8">Example</text:p>
              </text:list-header>
            </text:list>
          </table:table-cell>
        </table:table-row>
        <table:table-row>
          <table:table-cell table:style-name="Tabelle6.A2" office:value-type="string">
            <text:list xml:id="list1213850203" text:continue-list="list1296510483" text:style-name="L1">
              <text:list-item text:start-value="1">
                <text:p text:style-name="P7">Check if given term (example ) is of type AND; if not then exit.</text:p>
              </text:list-item>
              <text:list-item>
                <text:p text:style-name="P7">For each operand of the given term do: if operand = True, then remove operand from given term.</text:p>
              </text:list-item>
              <text:list-item>
                <text:p text:style-name="P7">If only one operand in given term left, then given term = operand</text:p>
              </text:list-item>
              <text:list-item>
                <text:p text:style-name="P7">else if no operand in given term left, then given term = <text:s/>True</text:p>
              </text:list-item>
              <text:list-item>
                <text:p text:style-name="P7">exit.</text:p>
              </text:list-item>
            </text:list>
          </table:table-cell>
          <table:table-cell table:style-name="Tabelle6.B2" office:value-type="string">
            <text:list xml:id="list919191057" text:continue-numbering="true" text:style-name="L1">
              <text:list-header>
                <text:p text:style-name="P9">AND[ W,True,Y,Z ]</text:p>
                <text:p text:style-name="P9">W &lt;&gt; True, </text:p>
                <text:p text:style-name="P9">True = True → OR[ W,Y,Z ]</text:p>
                <text:p text:style-name="P9"/>
                <text:p text:style-name="P10"/>
              </text:list-header>
            </text:list>
          </table:table-cell>
        </table:table-row>
      </table:table>
      <text:h text:style-name="P22" text:outline-level="3">uTFTALogic.GenericUpdateObject</text:h>
      <text:p text:style-name="Text_20_body">Functionality: Modifies a given event to point to another event in EventList, which was found to be logicall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esign was chosen: Each event has a fal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row>
          <table:table-cell table:style-name="Tabelle7.A1" office:value-type="string">
            <text:list xml:id="list2104424721" text:continue-numbering="true" text:style-name="L1">
              <text:list-header>
                <text:p text:style-name="P8">Explanation</text:p>
              </text:list-header>
            </text:list>
          </table:table-cell>
          <table:table-cell table:style-name="Tabelle7.B1" office:value-type="string">
            <text:list xml:id="list1976943625" text:continue-numbering="true" text:style-name="L1">
              <text:list-header>
                <text:p text:style-name="P8">Example</text:p>
              </text:list-header>
            </text:list>
          </table:table-cell>
        </table:table-row>
        <table:table-row>
          <table:table-cell table:style-name="Tabelle7.A2" office:value-type="string">
            <text:list xml:id="list582899972" text:continue-list="list1976943625" text:style-name="L1">
              <text:list-item text:start-value="1">
                <text:p text:style-name="P7">Set given term pointer to updated event </text:p>
              </text:list-item>
              <text:list-item>
                <text:p text:style-name="P7">Set given term flag “NeedsToBeUpdated”</text:p>
              </text:list-item>
              <text:list-item>
                <text:p text:style-name="P7">Reread the pointer which showed to the given event, this triggers a routine within the given events list of children (type: TTFTAList) to “re-point” to the new event.</text:p>
              </text:list-item>
              <text:list-item>
                <text:p text:style-name="P7">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292513772" text:continue-numbering="true" text:style-name="L1">
              <text:list-item>
                <text:list>
                  <text:list-item>
                    <text:list>
                      <text:list-header>
                        <text:p text:style-name="P9">---</text:p>
                      </text:list-header>
                    </text:list>
                  </text:list-item>
                </text:list>
                <text:p text:style-name="P9"/>
                <text:p text:style-name="P9"/>
                <text:p text:style-name="P10"/>
              </text:list-item>
            </text:list>
          </table:table-cell>
        </table:table-row>
      </table:table>
      <text:h text:style-name="P22" text:outline-level="3">uTFTALogic.LawOfCompleteness</text:h>
      <text:p text:style-name="Text_20_body"><text:span text:style-name="T3">(TBD)</text:span></text:p>
      <text:h text:style-name="P22" text:outline-level="3">uTFTALogic.LawOfIdempotency</text:h>
      <text:p text:style-name="Text_20_body"><text:span text:style-name="T3">(TBD)</text:span></text:p>
      <text:h text:style-name="P22" text:outline-level="3">uTFTALogic.LawOfNonrecurrence</text:h>
      <text:p text:style-name="Text_20_body">Functionality: Look for and filter recurrences of events.</text:p>
      <text:p text:style-name="Text_20_body">Background: If a temporal term requires that a event happened at one time, then if in the same term the same event recurres for a later time the term (or at least some part of it) is False.</text:p>
      <text:p text:style-name="Text_20_body">Examples: <text:tab/>PAND[ X,X ] → False <text:line-break/><text:tab/><text:tab/>PAND[ X, PAND[ Y,X ] ] → False<text:line-break/><text:tab/>but:<text:tab/>PAND[ X, PAND[ X,Y ] ] → PAND[ X,Y ]</text:p>
      <text:p text:style-name="Text_20_body">Algorithm:</text:p>
      <table:table table:name="Tabelle9" table:style-name="Tabelle9">
        <table:table-column table:style-name="Tabelle9.A"/>
        <table:table-column table:style-name="Tabelle9.B"/>
        <table:table-row>
          <table:table-cell table:style-name="Tabelle9.A1" office:value-type="string">
            <text:list xml:id="list1196154439" text:continue-numbering="true" text:style-name="L1">
              <text:list-header>
                <text:p text:style-name="P8">Explanation</text:p>
              </text:list-header>
            </text:list>
          </table:table-cell>
          <table:table-cell table:style-name="Tabelle9.B1" office:value-type="string">
            <text:list xml:id="list1454230301" text:continue-numbering="true" text:style-name="L1">
              <text:list-header>
                <text:p text:style-name="P8">Example</text:p>
              </text:list-header>
            </text:list>
          </table:table-cell>
        </table:table-row>
        <table:table-row>
          <table:table-cell table:style-name="Tabelle9.A2" office:value-type="string">
            <text:list xml:id="list1633705588" text:continue-list="list1454230301" text:style-name="L1">
              <text:list-item text:start-value="1">
                <text:p text:style-name="P7">Check if given term (example ) is of type PAND; if not then exit.</text:p>
              </text:list-item>
              <text:list-item>
                <text:p text:style-name="P7">Check if given term has only two operands, if not then exit.</text:p>
              </text:list-item>
              <text:list-item>
                <text:p text:style-name="P7">Take first operand and according to the type, extract all events and put them to the “A-list” (note: “term” in this context denotes each and every (sub)term that is currently inspected):</text:p>
                <text:list>
                  <text:list-item>
                    <text:p text:style-name="P7"><text:soft-page-break/>if type of term is PAND or SAND or AND: add whole term itself to A-list and continue inspection (step 3) for all operands of term (i.e. next lower level of inspection).</text:p>
                  </text:list-item>
                  <text:list-item>
                    <text:p text:style-name="P7">if type of term is OR or XOR or term is a basic event: add only the whole term itself to A-list and return to next higher level of inspection (step 3).</text:p>
                  </text:list-item>
                  <text:list-item>
                    <text:p text:style-name="P7">if type of term is NOT then return to next higher level of inspection (step 3) (NOT-PANDs are covered separately).</text:p>
                  </text:list-item>
                </text:list>
              </text:list-item>
              <text:list-item>
                <text:p text:style-name="P7">Take second operand and according to the type, extract all events and put them to the “B-list” (note: “term” in this context denotes each and every (sub)term that is currently inspected):</text:p>
                <text:list>
                  <text:list-item>
                    <text:p text:style-name="P7">if type of term is PAND: add the term itself to B-list and continue inspection (step 4) for last operand of term.</text:p>
                  </text:list-item>
                  <text:list-item>
                    <text:p text:style-name="P7">If type of term is AND or SAND: add the term itself to B-list and continue inspection (step 4) for all operands of term.</text:p>
                  </text:list-item>
                  <text:list-item>
                    <text:p text:style-name="P7">if type of term is OR or XOR or term is a basic event: add only the whole term itself to B-list and return to next higher level of inspection (step 4).</text:p>
                  </text:list-item>
                  <text:list-item>
                    <text:p text:style-name="P7">if type of term is NOT then return to next higher level of inspection (step 4) (NOT-PANDs are covered separately).</text:p>
                  </text:list-item>
                  <text:list-item>
                    <text:p text:style-name="P7">At each step before continuing the inspection check wether any of the events in B-list is listed in A-list.</text:p>
                  </text:list-item>
                  <text:list-item>
                    <text:p text:style-name="P7">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776369767" text:continue-numbering="true" text:style-name="L1">
              <text:list-header>
                <text:p text:style-name="P9">PAND[ PAND[ X,Y ], PAND[ PAND[ Y,X ], Z ]] </text:p>
              </text:list-header>
            </text:list>
            <text:p text:style-name="P6"/>
            <text:p text:style-name="P11">PAND[ X,Y ]<text:line-break/></text:p>
            <text:p text:style-name="P11"><text:soft-page-break/></text:p>
            <text:p text:style-name="P11">type: PAND → PAND[X,Y] @ A-list<text:line-break/> <text:s text:c="3"/>type: Basic event → X @ A-list</text:p>
            <text:p text:style-name="P11"><text:s text:c="4"/>type: Basic event → Y @ A-list</text:p>
            <text:p text:style-name="P11"/>
            <text:p text:style-name="P11">→ A-list holds three elements: </text:p>
            <text:p text:style-name="P11"><text:tab/><text:tab/><text:tab/>{PAND[X,Y]; X; Y}</text:p>
            <text:p text:style-name="P11"/>
            <text:p text:style-name="P11"/>
            <text:p text:style-name="P11">PAND[ PAND[ Y,X ], Z ]</text:p>
            <text:p text:style-name="P11"/>
            <text:p text:style-name="P11"/>
            <text:p text:style-name="P11">type: PAND → </text:p>
            <text:p text:style-name="P11"><text:tab/>PAND[ PAND[ Y,X ], Z ] @ B-list</text:p>
            <text:p text:style-name="P11">check according to (e): no element of B-list is listed in A-list → continue</text:p>
            <text:p text:style-name="P11"/>
            <text:p text:style-name="P11"><text:s text:c="5"/>type: Basic event → Z @ B-list</text:p>
            <text:p text:style-name="P11"><text:s text:c="5"/>check according to (e): no element of B-<text:line-break/> <text:s text:c="4"/>list is listed in A-list → continue</text:p>
            <text:p text:style-name="P11"/>
            <text:p text:style-name="P11">(Note: the overall term PAND[ PAND[ X,Y ], PAND[ PAND[ Y,X ], Z ]] would still yield False in the end, as AND[PAND[ X,Y ],PAND[ Y,X ]] yields False, resulting in PAND[False, Z] = False.)</text:p>
          </table:table-cell>
        </table:table-row>
      </table:table>
      <text:h text:style-name="P22" text:outline-level="3">uTFTALogic.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row>
          <table:table-cell table:style-name="Tabelle10.A1" office:value-type="string">
            <text:list xml:id="list1192426168" text:continue-numbering="true" text:style-name="L1">
              <text:list-header>
                <text:p text:style-name="P8">Explanation</text:p>
              </text:list-header>
            </text:list>
          </table:table-cell>
          <table:table-cell table:style-name="Tabelle10.B1" office:value-type="string">
            <text:list xml:id="list1728618302" text:continue-numbering="true" text:style-name="L1">
              <text:list-header>
                <text:p text:style-name="P8">Example</text:p>
              </text:list-header>
            </text:list>
          </table:table-cell>
        </table:table-row>
        <table:table-row>
          <table:table-cell table:style-name="Tabelle10.A2" office:value-type="string">
            <text:list xml:id="list437984912" text:continue-list="list1728618302" text:style-name="L1">
              <text:list-item text:start-value="1">
                <text:p text:style-name="P7">Check if given term is of type NOT and that child of given term is either False or True; if not then exit.</text:p>
              </text:list-item>
              <text:list-item>
                <text:p text:style-name="P7">If child of given term ist True then set given term to False; <text:line-break/>else set given term is set to True.</text:p>
              </text:list-item>
            </text:list>
          </table:table-cell>
          <table:table-cell table:style-name="Tabelle10.B2" office:value-type="string">
            <text:list xml:id="list799049362" text:continue-numbering="true" text:style-name="L1">
              <text:list-header>
                <text:p text:style-name="P14">NOT[False] </text:p>
                <text:p text:style-name="P7"/>
                <text:p text:style-name="P9">True</text:p>
              </text:list-header>
            </text:list>
          </table:table-cell>
        </table:table-row>
      </table:table>
      <text:h text:style-name="P22" text:outline-level="3">uTFTALogic.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row>
          <table:table-cell table:style-name="Tabelle8.A1" office:value-type="string">
            <text:list xml:id="list2030243795" text:continue-numbering="true" text:style-name="L1">
              <text:list-header>
                <text:p text:style-name="P8">Explanation</text:p>
              </text:list-header>
            </text:list>
          </table:table-cell>
          <table:table-cell table:style-name="Tabelle8.B1" office:value-type="string">
            <text:list xml:id="list1939157450" text:continue-numbering="true" text:style-name="L1">
              <text:list-header>
                <text:p text:style-name="P8">Example</text:p>
              </text:list-header>
            </text:list>
          </table:table-cell>
        </table:table-row>
        <table:table-row>
          <table:table-cell table:style-name="Tabelle8.A2" office:value-type="string">
            <text:list xml:id="list244802722" text:continue-list="list1939157450" text:style-name="L1">
              <text:list-item text:start-value="1">
                <text:p text:style-name="P7">Check if given term is of type NOT and that child of given term is of type NOT; if not then exit.</text:p>
              </text:list-item>
              <text:list-item>
                <text:p text:style-name="P7">Given Term is set to child of the child of given term.</text:p>
              </text:list-item>
            </text:list>
          </table:table-cell>
          <table:table-cell table:style-name="Tabelle8.B2" office:value-type="string">
            <text:list xml:id="list52673005" text:continue-numbering="true" text:style-name="L1">
              <text:list-header>
                <text:p text:style-name="P9">NOT[ NOT[ X ]] </text:p>
                <text:p text:style-name="P7"/>
                <text:p text:style-name="P9">X</text:p>
              </text:list-header>
            </text:list>
          </table:table-cell>
        </table:table-row>
      </table:table>
      <text:h text:style-name="P22" text:outline-level="3">uTFTALogic.ORXORFalse</text:h>
      <text:p text:style-name="Text_20_body">Functionality: Remove any occurrences of False in an OR or an XOR term. If afterwards only one operand is left, then retu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row>
          <table:table-cell table:style-name="Tabelle5.A1" office:value-type="string">
            <text:list xml:id="list1219692888" text:continue-numbering="true" text:style-name="L1">
              <text:list-header>
                <text:p text:style-name="P8">Explanation</text:p>
              </text:list-header>
            </text:list>
          </table:table-cell>
          <table:table-cell table:style-name="Tabelle5.B1" office:value-type="string">
            <text:list xml:id="list960818869" text:continue-numbering="true" text:style-name="L1">
              <text:list-header>
                <text:p text:style-name="P8">Example</text:p>
              </text:list-header>
            </text:list>
          </table:table-cell>
        </table:table-row>
        <table:table-row>
          <table:table-cell table:style-name="Tabelle5.A2" office:value-type="string">
            <text:list xml:id="list2163146537" text:continue-list="list960818869" text:style-name="L1">
              <text:list-item text:start-value="1">
                <text:p text:style-name="P7">Check if given term (example ) is of type OR or XOR; if not then exit.</text:p>
              </text:list-item>
              <text:list-item>
                <text:p text:style-name="P7">For each operand of the given term do: if operand = False, then remove operand from given term.</text:p>
              </text:list-item>
              <text:list-item>
                <text:p text:style-name="P7"><text:soft-page-break/>If only one operand in given term left, then given term = operand</text:p>
              </text:list-item>
              <text:list-item>
                <text:p text:style-name="P7">else if no operand in given term left, then given term = False</text:p>
              </text:list-item>
              <text:list-item>
                <text:p text:style-name="P7">exit.</text:p>
              </text:list-item>
            </text:list>
          </table:table-cell>
          <table:table-cell table:style-name="Tabelle5.B2" office:value-type="string">
            <text:list xml:id="list935463193" text:continue-numbering="true" text:style-name="L1">
              <text:list-header>
                <text:p text:style-name="P9">OR[ W,False,Y,Z ]</text:p>
                <text:p text:style-name="P9">W &lt;&gt; False, </text:p>
                <text:p text:style-name="P9">False = False → OR[ W,Y,Z ]</text:p>
                <text:p text:style-name="P9"><text:soft-page-break/></text:p>
                <text:p text:style-name="P10"/>
              </text:list-header>
            </text:list>
          </table:table-cell>
        </table:table-row>
      </table:table>
      <text:h text:style-name="P22" text:outline-level="3">uTFTALogic.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row>
          <table:table-cell table:style-name="Tabelle4.A1" office:value-type="string">
            <text:list xml:id="list1202298309" text:continue-numbering="true" text:style-name="L1">
              <text:list-header>
                <text:p text:style-name="P8">Explanation</text:p>
              </text:list-header>
            </text:list>
          </table:table-cell>
          <table:table-cell table:style-name="Tabelle4.B1" office:value-type="string">
            <text:list xml:id="list1522950901" text:continue-numbering="true" text:style-name="L1">
              <text:list-header>
                <text:p text:style-name="P8">Example</text:p>
              </text:list-header>
            </text:list>
          </table:table-cell>
        </table:table-row>
        <table:table-row>
          <table:table-cell table:style-name="Tabelle4.A2" office:value-type="string">
            <text:list xml:id="list388854711" text:continue-list="list1522950901" text:style-name="L1">
              <text:list-item text:start-value="1">
                <text:p text:style-name="P7">Check if given term is of type OR or XOR; if not then exit.</text:p>
              </text:list-item>
              <text:list-item>
                <text:p text:style-name="P7">Unset flag.</text:p>
              </text:list-item>
              <text:list-item>
                <text:p text:style-name="P7">For each operand of the given term do: if operand = True, then set flag.</text:p>
              </text:list-item>
            </text:list>
            <text:p text:style-name="P6"/>
            <text:p text:style-name="P6"/>
            <text:list xml:id="list425548086" text:continue-numbering="true" text:style-name="L1">
              <text:list-item>
                <text:p text:style-name="P7">If flag is set then given term = True</text:p>
              </text:list-item>
              <text:list-item>
                <text:p text:style-name="P7">exit.</text:p>
              </text:list-item>
            </text:list>
          </table:table-cell>
          <table:table-cell table:style-name="Tabelle4.B2" office:value-type="string">
            <text:list xml:id="list1996239260" text:continue-numbering="true" text:style-name="L1">
              <text:list-header>
                <text:p text:style-name="P9">OR[ W,True,Y,Z ]</text:p>
                <text:p text:style-name="P9"/>
                <text:p text:style-name="P9">W &lt;&gt; True → flag = 0,</text:p>
                <text:p text:style-name="P9">True = True → flag = 1, ...</text:p>
                <text:p text:style-name="P9"/>
                <text:p text:style-name="P9">True</text:p>
              </text:list-header>
            </text:list>
          </table:table-cell>
        </table:table-row>
      </table:table>
      <text:h text:style-name="P22" text:outline-level="3">uTFTALogic.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row>
          <table:table-cell table:style-name="Tabelle11.A1" office:value-type="string">
            <text:list xml:id="list693326252" text:continue-numbering="true" text:style-name="L1">
              <text:list-header>
                <text:p text:style-name="P8">Explanation</text:p>
              </text:list-header>
            </text:list>
          </table:table-cell>
          <table:table-cell table:style-name="Tabelle11.B1" office:value-type="string">
            <text:list xml:id="list1481652184" text:continue-numbering="true" text:style-name="L1">
              <text:list-header>
                <text:p text:style-name="P8">Example</text:p>
              </text:list-header>
            </text:list>
          </table:table-cell>
        </table:table-row>
        <table:table-row>
          <table:table-cell table:style-name="Tabelle11.A2" office:value-type="string">
            <text:list xml:id="list812989091" text:continue-list="list1481652184" text:style-name="L1">
              <text:list-item text:start-value="1">
                <text:p text:style-name="P7">Check if given term is of type PAND and term has two operands; if not then exit.</text:p>
              </text:list-item>
              <text:list-item>
                <text:p text:style-name="P7">If first operand of term is False then set given term to False;</text:p>
              </text:list-item>
              <text:list-item>
                <text:p text:style-name="P7">else if second operand of term is either True or False then set given term to False.</text:p>
              </text:list-item>
            </text:list>
          </table:table-cell>
          <table:table-cell table:style-name="Tabelle11.B2" office:value-type="string">
            <text:list xml:id="list1951754523" text:continue-numbering="true" text:style-name="L1">
              <text:list-header>
                <text:p text:style-name="P9">PAND[ False,X ] </text:p>
                <text:p text:style-name="P9"/>
                <text:p text:style-name="P9">False = False → <text:line-break/><text:tab/>given term = False,</text:p>
                <text:p text:style-name="P10"/>
              </text:list-header>
            </text:list>
          </table:table-cell>
        </table:table-row>
      </table:table>
      <text:h text:style-name="P22" text:outline-level="3">uTFTALogic.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row>
          <table:table-cell table:style-name="Tabelle12.A1" office:value-type="string">
            <text:list xml:id="list509936528" text:continue-numbering="true" text:style-name="L1">
              <text:list-header>
                <text:p text:style-name="P8">Explanation</text:p>
              </text:list-header>
            </text:list>
          </table:table-cell>
          <table:table-cell table:style-name="Tabelle12.B1" office:value-type="string">
            <text:list xml:id="list1694097936" text:continue-numbering="true" text:style-name="L1">
              <text:list-header>
                <text:p text:style-name="P8">Example</text:p>
              </text:list-header>
            </text:list>
          </table:table-cell>
        </table:table-row>
        <table:table-row>
          <table:table-cell table:style-name="Tabelle12.A2" office:value-type="string">
            <text:list xml:id="list1870613384" text:continue-list="list1694097936" text:style-name="L1">
              <text:list-item text:start-value="1">
                <text:p text:style-name="P7">Check if given term is of type PAND and term has two operands; if not then exit.</text:p>
              </text:list-item>
              <text:list-item>
                <text:p text:style-name="P7">If first operand of term equals the second operand then set given term to False;</text:p>
              </text:list-item>
            </text:list>
          </table:table-cell>
          <table:table-cell table:style-name="Tabelle12.B2" office:value-type="string">
            <text:list xml:id="list301314293" text:continue-numbering="true" text:style-name="L1">
              <text:list-header>
                <text:p text:style-name="P9">---</text:p>
                <text:p text:style-name="P10"/>
              </text:list-header>
            </text:list>
          </table:table-cell>
        </table:table-row>
      </table:table>
      <text:h text:style-name="P22" text:outline-level="3">uTFTALogic.PANDPANDTransform</text:h>
      <text:p text:style-name="Text_20_body"><text:span text:style-name="T3">(TBD)</text:span></text:p>
      <text:h text:style-name="P22" text:outline-level="3">uTFTALogic.SANDFalse</text:h>
      <text:p text:style-name="Text_20_body"><text:span text:style-name="T3">(TBD)</text:span></text:p>
      <text:h text:style-name="P22" text:outline-level="3">uTFTALogic.SANDPANDTransform</text:h>
      <text:p text:style-name="Text_20_body"><text:span text:style-name="T3">(TBD)</text:span></text:p>
      <text:h text:style-name="P20" text:outline-level="2"><text:soft-page-break/><text:span text:style-name="T3">Unit uTFTAExpression</text:span></text:h>
      <text:p text:style-name="Text_20_body"><text:span text:style-name="T3">(TBD)</text:span></text:p>
      <text:h text:style-name="P20" text:outline-level="2"><text:span text:style-name="T3">Unit uTFTAObject</text:span></text:h>
      <text:p text:style-name="P17"><text:span text:style-name="T7">The current understanding is that there are no complex algorithms in any of uTFTAObject's routines / methods. The use and interplay of those should be sufficiently clear from studying (comments within) the source code.</text:span></text:p>
      <text:h text:style-name="P20" text:outline-level="2"><text:span text:style-name="T3">Unit uTFTAFormTFTASolver</text:span></text:h>
      <text:p text:style-name="P12"><text:span text:style-name="T7">The current understanding is that there are no complex algorithms in any of uTFTAObject's routines / methods. The use and interplay of those should be sufficiently clear from studying (comments within) the source code.</text:span></text:p>
      <text:p text:style-name="P12"><text:span text:style-name="T7">[E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ahs" svg:font-family="Aah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rman Participants" svg:font-family="'German Participants'" style:font-adornments="Standard" style:font-pitch="variable"/>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2cm" fo:margin-left="0cm" fo:margin-right="-0.002cm" table:align="margins"/>
    </style:style>
    <style:style style:name="Tabelle3.A" style:family="table-column">
      <style:table-column-properties style:column-width="15.589cm" style:rel-column-width="53763*"/>
    </style:style>
    <style:style style:name="Tabelle3.B" style:family="table-column">
      <style:table-column-properties style:column-width="3.413cm" style:rel-column-width="11772*"/>
    </style:style>
    <style:style style:name="Tabelle3.A1" style:family="table-cell">
      <style:table-cell-properties fo:padding="0.097cm" fo:border="none"/>
    </style:style>
    <style:style style:name="MP1" style:family="paragraph" style:parent-style-name="Footer_20_left" style:master-page-name="">
      <style:paragraph-properties style:page-number="auto"/>
    </style:style>
    <style:style style:name="MP2" style:family="paragraph" style:parent-style-name="Footer_20_left">
      <style:paragraph-properties fo:text-align="end" style:justify-single-word="false"/>
    </style:style>
    <style:style style:name="MT1" style:family="text">
      <style:text-properties style:font-name="Nimbus Roman No9 L" fo:font-size="12pt" style:font-size-asian="12pt" style:font-size-complex="12pt"/>
    </style:style>
    <style:style style:name="MT2" style:family="text">
      <style:text-properties fo:font-size="12pt" style:font-size-asian="12pt" style:font-size-complex="12pt"/>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title>Description of the TFTASOLVER Algorithms</text:title> / <text:initial-creator>Simon J. Schilling</text:initial-creator> / <text:date style:data-style-name="N80" text:date-value="2008-12-12T18:00:09.99">12. Dec. 2008</text:date> / Version <text:editing-cycles>41</text:editing-cycles></text:p>
            </table:table-cell>
            <table:table-cell table:style-name="Tabelle3.A1" office:value-type="string">
              <text:p text:style-name="MP2"><text:span text:style-name="MT1">page</text:span> <text:span text:style-name="MT2"><text:page-number text:select-page="current">5</text:page-number></text:span><text:span text:style-name="MT2"> of <text:s/></text:span><text:span text:style-name="MT2"><text:page-count>7</text:page-count></text:span></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41</meta:editing-cycles>
    <meta:editing-duration>PT07H06M59S</meta:editing-duration>
    <dc:description>part of TFTASolver package at tftasolver.berlios.de</dc:description>
    <dc:date>2008-12-12T18:00:10</dc:date>
    <dc:creator>Simon J. Schilling</dc:creator>
    <meta:printed-by>Simon J. Schilling</meta:printed-by>
    <meta:print-date>2008-12-12T17:49:54</meta:print-date>
    <meta:document-statistic meta:table-count="12" meta:image-count="0" meta:object-count="0" meta:page-count="7" meta:paragraph-count="241" meta:word-count="2401" meta:character-count="13699"/>
    <meta:user-defined meta:name="Info 1"/>
    <meta:user-defined meta:name="Info 2"/>
    <meta:user-defined meta:name="Info 3"/>
    <meta:user-defined meta:name="Info 4"/>
  </office:meta>
</office:document-meta>
</file>